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 style:font-pitch="variable"/>
    <style:font-face style:name="Roboto Thin" svg:font-family="'Roboto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8cm" table:align="center" fo:background-color="transparent">
        <style:background-image/>
      </style:table-properties>
    </style:style>
    <style:style style:name="Table1.A" style:family="table-column">
      <style:table-column-properties style:column-width="3.997cm"/>
    </style:style>
    <style:style style:name="Table1.B" style:family="table-column">
      <style:table-column-properties style:column-width="4.001cm"/>
    </style:style>
    <style:style style:name="Table1.E" style:family="table-column">
      <style:table-column-properties style:column-width="3.999cm"/>
    </style:style>
    <style:style style:name="Table1.F" style:family="table-column">
      <style:table-column-properties style:column-width="4.002cm"/>
    </style:style>
    <style:style style:name="Table1.1" style:family="table-row">
      <style:table-row-properties style:row-height="5.6cm" fo:background-color="transparent">
        <style:background-image/>
      </style:table-row-properties>
    </style:style>
    <style:style style:name="Table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8cm" table:align="center" fo:background-color="transparent">
        <style:background-image/>
      </style:table-properties>
    </style:style>
    <style:style style:name="Table2.A" style:family="table-column">
      <style:table-column-properties style:column-width="3.997cm"/>
    </style:style>
    <style:style style:name="Table2.B" style:family="table-column">
      <style:table-column-properties style:column-width="4.001cm"/>
    </style:style>
    <style:style style:name="Table2.E" style:family="table-column">
      <style:table-column-properties style:column-width="3.999cm"/>
    </style:style>
    <style:style style:name="Table2.F" style:family="table-column">
      <style:table-column-properties style:column-width="4.002cm"/>
    </style:style>
    <style:style style:name="Table2.1" style:family="table-row">
      <style:table-row-properties style:row-height="5.6cm" fo:background-color="transparent">
        <style:background-image/>
      </style:table-row-properties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29d669"/>
    </style:style>
    <style:style style:name="P3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1cf07c" style:font-size-asian="32pt" style:font-weight-asian="bold" style:font-size-complex="3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Roboto Thin" fo:font-size="28pt" fo:font-style="italic" fo:font-weight="normal" officeooo:rsid="001cf07c" officeooo:paragraph-rsid="0029d669" style:font-size-asian="28pt" style:font-style-asian="italic" style:font-weight-asian="normal" style:font-size-complex="28pt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Roboto Thin" fo:font-size="26pt" fo:font-style="italic" fo:font-weight="normal" officeooo:rsid="001cf07c" officeooo:paragraph-rsid="0029d669" style:font-size-asian="26pt" style:font-style-asian="italic" style:font-weight-asian="normal" style:font-size-complex="26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Roboto Thin" fo:font-size="26pt" fo:font-style="italic" fo:font-weight="normal" officeooo:rsid="002b9032" officeooo:paragraph-rsid="0029d669" style:font-size-asian="26pt" style:font-style-asian="italic" style:font-weight-asian="normal" style:font-size-complex="26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Roboto Thin" fo:font-size="26pt" fo:font-style="italic" fo:font-weight="normal" officeooo:rsid="002b9032" officeooo:paragraph-rsid="002b9032" style:font-size-asian="26pt" style:font-style-asian="italic" style:font-weight-asian="normal" style:font-size-complex="26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Roboto Thin" fo:font-size="26pt" fo:font-style="italic" fo:font-weight="normal" officeooo:rsid="0029ecf2" officeooo:paragraph-rsid="0029d669" style:font-size-asian="26pt" style:font-style-asian="italic" style:font-weight-asian="normal" style:font-size-complex="26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Roboto Thin" fo:font-size="26pt" fo:font-style="italic" fo:font-weight="normal" officeooo:rsid="001cf07c" officeooo:paragraph-rsid="0029d669" style:font-size-asian="26pt" style:font-style-asian="italic" style:font-weight-asian="normal" style:font-size-complex="26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Roboto Thin" fo:font-size="26pt" fo:font-style="italic" fo:font-weight="normal" officeooo:rsid="001cf07c" officeooo:paragraph-rsid="002ca5fa" style:font-size-asian="26pt" style:font-style-asian="italic" style:font-weight-asian="normal" style:font-size-complex="26pt" style:font-style-complex="italic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Roboto Thin" fo:font-size="26pt" fo:font-style="italic" fo:font-weight="normal" officeooo:rsid="002b9032" officeooo:paragraph-rsid="002b9032" style:font-size-asian="26pt" style:font-style-asian="italic" style:font-weight-asian="normal" style:font-size-complex="26pt" style:font-style-complex="italic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Roboto Thin" fo:font-size="26pt" fo:font-style="italic" fo:font-weight="normal" officeooo:rsid="002b9032" officeooo:paragraph-rsid="0029d669" style:font-size-asian="26pt" style:font-style-asian="italic" style:font-weight-asian="normal" style:font-size-complex="26pt" style:font-style-complex="italic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Roboto Thin" fo:font-size="26pt" fo:font-style="italic" fo:font-weight="normal" officeooo:rsid="002b9032" officeooo:paragraph-rsid="002ca5fa" style:font-size-asian="26pt" style:font-style-asian="italic" style:font-weight-asian="normal" style:font-size-complex="26pt" style:font-style-complex="italic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Roboto Thin" fo:font-size="28pt" fo:font-style="italic" fo:font-weight="normal" officeooo:rsid="001cf07c" officeooo:paragraph-rsid="0029d669" style:font-size-asian="28pt" style:font-style-asian="italic" style:font-weight-asian="normal" style:font-size-complex="28pt" style:font-style-complex="italic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Roboto Thin" fo:font-size="28pt" fo:font-style="italic" fo:font-weight="normal" officeooo:rsid="001cf07c" officeooo:paragraph-rsid="002ca5fa" style:font-size-asian="28pt" style:font-style-asian="italic" style:font-weight-asian="normal" style:font-size-complex="28pt" style:font-style-complex="italic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1cf07c" style:font-size-asian="32pt" style:font-weight-asian="bold" style:font-size-complex="32pt" style:font-weight-complex="bold"/>
    </style:style>
    <style:style style:name="T1" style:family="text">
      <style:text-properties officeooo:rsid="0029d669"/>
    </style:style>
    <style:style style:name="T2" style:family="text">
      <style:text-properties officeooo:rsid="002b9032"/>
    </style:style>
    <style:style style:name="T3" style:family="text">
      <style:text-properties officeooo:rsid="002ca5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column table:style-name="Table1.B"/>
        <table:table-row table:style-name="Table1.1">
          <table:table-cell table:style-name="Table1.A1" office:value-type="string">
            <text:p text:style-name="P5">M<text:span text:style-name="T3">3</text:span>x<text:span text:style-name="T3">50</text:span></text:p>
            <text:p text:style-name="P6"><text:line-break/><text:span text:style-name="T1">Distanz-bolzen</text:span></text:p>
            <text:p text:style-name="P8">int/ext</text:p>
          </table:table-cell>
          <table:table-cell table:style-name="Table1.A1" office:value-type="string">
            <text:p text:style-name="P5">M<text:span text:style-name="T3">3</text:span>x<text:span text:style-name="T3">30</text:span></text:p>
            <text:p text:style-name="P6"><text:line-break/><text:span text:style-name="T1">Distanz-bolzen</text:span></text:p>
            <text:p text:style-name="P8">int/ext</text:p>
          </table:table-cell>
          <table:table-cell table:style-name="Table1.A1" office:value-type="string">
            <text:p text:style-name="P5">M<text:span text:style-name="T3">3</text:span>x<text:span text:style-name="T3">15</text:span></text:p>
            <text:p text:style-name="P6"><text:line-break/><text:span text:style-name="T1">Distanz-bolzen</text:span></text:p>
            <text:p text:style-name="P8">int/ext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G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5">M<text:span text:style-name="T3">3</text:span>x<text:span text:style-name="T3">40</text:span></text:p>
            <text:p text:style-name="P6"><text:line-break/><text:span text:style-name="T1">Distanz-bolzen</text:span></text:p>
            <text:p text:style-name="P8">int/ex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>M<text:span text:style-name="T3">3</text:span>x<text:span text:style-name="T3">10</text:span></text:p>
            <text:p text:style-name="P6"><text:line-break/><text:span text:style-name="T1">Distanz-bolzen</text:span></text:p>
            <text:p text:style-name="P8">int/ex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>M<text:span text:style-name="T3">3</text:span>x<text:span text:style-name="T3">25</text:span></text:p>
            <text:p text:style-name="P6"><text:line-break/><text:span text:style-name="T1">Distanz-bolzen</text:span></text:p>
            <text:p text:style-name="P8">int/<text:span text:style-name="T3">int</text:span></text:p>
          </table:table-cell>
          <table:table-cell table:style-name="Table1.G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5">M<text:span text:style-name="T3">3</text:span>x<text:span text:style-name="T3">35</text:span></text:p>
            <text:p text:style-name="P6"><text:line-break/><text:span text:style-name="T1">Distanz-bolzen</text:span></text:p>
            <text:p text:style-name="P8">int/ext</text:p>
          </table:table-cell>
          <table:table-cell table:style-name="Table1.A2" office:value-type="string">
            <text:p text:style-name="P5">M<text:span text:style-name="T3">3</text:span>x<text:span text:style-name="T3">20</text:span></text:p>
            <text:p text:style-name="P6"><text:line-break/><text:span text:style-name="T1">Distanz-bolzen</text:span></text:p>
            <text:p text:style-name="P8">int/ext</text:p>
          </table:table-cell>
          <table:table-cell table:style-name="Table1.A2" office:value-type="string">
            <text:p text:style-name="P5">M<text:span text:style-name="T3">3</text:span>x<text:span text:style-name="T3">5</text:span></text:p>
            <text:p text:style-name="P6"><text:line-break/><text:span text:style-name="T1">Distanz-bolzen</text:span></text:p>
            <text:p text:style-name="P8">int/ext</text:p>
          </table:table-cell>
          <table:table-cell table:style-name="Table1.A2" office:value-type="string">
            <text:p text:style-name="P5">M<text:span text:style-name="T3">3</text:span>x<text:span text:style-name="T3">25</text:span></text:p>
            <text:p text:style-name="P6"><text:line-break/><text:span text:style-name="T3">Gelenk</text:span></text:p>
            <text:p text:style-name="P8">int/<text:span text:style-name="T3">int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>M<text:span text:style-name="T3">3</text:span>x<text:span text:style-name="T3">20</text:span></text:p>
            <text:p text:style-name="P6"><text:line-break/><text:span text:style-name="T1">Distanz-bolzen</text:span></text:p>
            <text:p text:style-name="P8">int/<text:span text:style-name="T3">int</text:span></text:p>
          </table:table-cell>
          <table:table-cell table:style-name="Table1.G2" office:value-type="string">
            <text:p text:style-name="P16">M<text:span text:style-name="T3">3</text:span>x<text:span text:style-name="T3">5</text:span></text:p>
            <text:p text:style-name="P11"><text:line-break/><text:span text:style-name="T1">Distanz-bolzen</text:span></text:p>
            <text:p text:style-name="P14">int/<text:span text:style-name="T3">int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F"/>
        <table:table-column table:style-name="Table2.B"/>
        <text:soft-page-break/>
        <table:table-row table:style-name="Table2.1">
          <table:table-cell table:style-name="Table2.A1" office:value-type="string">
            <text:p text:style-name="P5">M<text:span text:style-name="T3">3</text:span>x<text:span text:style-name="T3">50</text:span></text:p>
            <text:p text:style-name="P6"><text:line-break/><text:span text:style-name="T1">Distanz-bolzen</text:span></text:p>
            <text:p text:style-name="P8">int/ext</text:p>
          </table:table-cell>
          <table:table-cell table:style-name="Table2.A1" office:value-type="string">
            <text:p text:style-name="P5">M<text:span text:style-name="T3">3</text:span>x<text:span text:style-name="T3">30</text:span></text:p>
            <text:p text:style-name="P6"><text:line-break/><text:span text:style-name="T1">Distanz-bolzen</text:span></text:p>
            <text:p text:style-name="P8">int/ext</text:p>
          </table:table-cell>
          <table:table-cell table:style-name="Table2.A1" office:value-type="string">
            <text:p text:style-name="P5">M<text:span text:style-name="T3">3</text:span>x<text:span text:style-name="T3">15</text:span></text:p>
            <text:p text:style-name="P6"><text:line-break/><text:span text:style-name="T1">Distanz-bolzen</text:span></text:p>
            <text:p text:style-name="P8">int/ext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G1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5">M<text:span text:style-name="T3">3</text:span>x<text:span text:style-name="T3">40</text:span></text:p>
            <text:p text:style-name="P6"><text:line-break/><text:span text:style-name="T1">Distanz-bolzen</text:span></text:p>
            <text:p text:style-name="P8">int/ext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5">M<text:span text:style-name="T3">3</text:span>x<text:span text:style-name="T3">10</text:span></text:p>
            <text:p text:style-name="P6"><text:line-break/><text:span text:style-name="T1">Distanz-bolzen</text:span></text:p>
            <text:p text:style-name="P8">int/ext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5">M<text:span text:style-name="T3">3</text:span>x<text:span text:style-name="T3">25</text:span></text:p>
            <text:p text:style-name="P6"><text:line-break/><text:span text:style-name="T1">Distanz-bolzen</text:span></text:p>
            <text:p text:style-name="P8">int/<text:span text:style-name="T3">int</text:span></text:p>
          </table:table-cell>
          <table:table-cell table:style-name="Table2.G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5">M<text:span text:style-name="T3">3</text:span>x<text:span text:style-name="T3">35</text:span></text:p>
            <text:p text:style-name="P6"><text:line-break/><text:span text:style-name="T1">Distanz-bolzen</text:span></text:p>
            <text:p text:style-name="P8">int/ext</text:p>
          </table:table-cell>
          <table:table-cell table:style-name="Table2.A2" office:value-type="string">
            <text:p text:style-name="P5">M<text:span text:style-name="T3">3</text:span>x<text:span text:style-name="T3">20</text:span></text:p>
            <text:p text:style-name="P6"><text:line-break/><text:span text:style-name="T1">Distanz-bolzen</text:span></text:p>
            <text:p text:style-name="P8">int/ext</text:p>
          </table:table-cell>
          <table:table-cell table:style-name="Table2.A2" office:value-type="string">
            <text:p text:style-name="P5">M<text:span text:style-name="T3">3</text:span>x<text:span text:style-name="T3">5</text:span></text:p>
            <text:p text:style-name="P6"><text:line-break/><text:span text:style-name="T1">Distanz-bolzen</text:span></text:p>
            <text:p text:style-name="P8">int/ext</text:p>
          </table:table-cell>
          <table:table-cell table:style-name="Table2.A2" office:value-type="string">
            <text:p text:style-name="P5">M<text:span text:style-name="T3">3</text:span>x<text:span text:style-name="T3">25</text:span></text:p>
            <text:p text:style-name="P6"><text:line-break/><text:span text:style-name="T3">Gelenk</text:span></text:p>
            <text:p text:style-name="P8">int/<text:span text:style-name="T3">int</text:span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5">M<text:span text:style-name="T3">3</text:span>x<text:span text:style-name="T3">20</text:span></text:p>
            <text:p text:style-name="P6"><text:line-break/><text:span text:style-name="T1">Distanz-bolzen</text:span></text:p>
            <text:p text:style-name="P8">int/<text:span text:style-name="T3">int</text:span></text:p>
          </table:table-cell>
          <table:table-cell table:style-name="Table2.G2" office:value-type="string">
            <text:p text:style-name="P16">M<text:span text:style-name="T3">3</text:span>x<text:span text:style-name="T3">5</text:span></text:p>
            <text:p text:style-name="P11"><text:line-break/><text:span text:style-name="T1">Distanz-bolzen</text:span></text:p>
            <text:p text:style-name="P14">int/<text:span text:style-name="T3">int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 style:font-pitch="variable"/>
    <style:font-face style:name="Roboto Thin" svg:font-family="'Roboto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9:29:59.742644020</meta:creation-date>
    <dc:date>2021-04-29T15:02:10.820115817</dc:date>
    <meta:editing-duration>PT1H1M48S</meta:editing-duration>
    <meta:editing-cycles>14</meta:editing-cycles>
    <meta:generator>LibreOffice/6.1.5.2$Linux_X86_64 LibreOffice_project/10$Build-2</meta:generator>
    <meta:print-date>2021-04-29T14:48:32.230025889</meta:print-date>
    <meta:document-statistic meta:table-count="2" meta:image-count="0" meta:object-count="0" meta:page-count="2" meta:paragraph-count="72" meta:word-count="72" meta:character-count="628" meta:non-whitespace-character-count="604"/>
  </office:meta>
</office:document-meta>
</file>